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7.5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Sources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Slot</text:p>
          </table:table-cell>
          <table:table-cell office:value-type="string" calcext:value-type="string">
            <text:p>Pct</text:p>
          </table:table-cell>
        </table:table-row>
        <table:table-row table:style-name="ro1">
          <table:table-cell office:value-type="string" calcext:value-type="string">
            <text:p>Carbohydra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 pm – 6 am</text:p>
          </table:table-cell>
          <table:table-cell office:value-type="float" office:value="0.333333333333333" calcext:value-type="float">
            <text:p>0.333333333333333</text:p>
          </table:table-cell>
        </table:table-row>
        <table:table-row table:style-name="ro1">
          <table:table-cell office:value-type="string" calcext:value-type="string">
            <text:p>Carbohydra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 pm – 6 am</text:p>
          </table:table-cell>
          <table:table-cell office:value-type="float" office:value="0.469568117392029" calcext:value-type="float">
            <text:p>0.469568117392029</text:p>
          </table:table-cell>
        </table:table-row>
        <table:table-row table:style-name="ro1">
          <table:table-cell office:value-type="string" calcext:value-type="string">
            <text:p>Carbohydrat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 pm – 6 am</text:p>
          </table:table-cell>
          <table:table-cell office:value-type="float" office:value="0.498296836982968" calcext:value-type="float">
            <text:p>0.498296836982968</text:p>
          </table:table-cell>
        </table:table-row>
        <table:table-row table:style-name="ro1">
          <table:table-cell office:value-type="string" calcext:value-type="string">
            <text:p>F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 pm – 6 am</text:p>
          </table:table-cell>
          <table:table-cell office:value-type="float" office:value="0.245265151515152" calcext:value-type="float">
            <text:p>0.245265151515152</text:p>
          </table:table-cell>
        </table:table-row>
        <table:table-row table:style-name="ro1">
          <table:table-cell office:value-type="string" calcext:value-type="string">
            <text:p>Fa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 pm – 6 am</text:p>
          </table:table-cell>
          <table:table-cell office:value-type="float" office:value="0.271469067867267" calcext:value-type="float">
            <text:p>0.271469067867267</text:p>
          </table:table-cell>
        </table:table-row>
        <table:table-row table:style-name="ro1">
          <table:table-cell office:value-type="string" calcext:value-type="string">
            <text:p>Fa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 pm – 6 am</text:p>
          </table:table-cell>
          <table:table-cell office:value-type="float" office:value="0.252068126520681" calcext:value-type="float">
            <text:p>0.252068126520681</text:p>
          </table:table-cell>
        </table:table-row>
        <table:table-row table:style-name="ro1">
          <table:table-cell office:value-type="string" calcext:value-type="string">
            <text:p>Prote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 pm – 6 am</text:p>
          </table:table-cell>
          <table:table-cell office:value-type="float" office:value="0.116714015151515" calcext:value-type="float">
            <text:p>0.116714015151515</text:p>
          </table:table-cell>
        </table:table-row>
        <table:table-row table:style-name="ro1">
          <table:table-cell office:value-type="string" calcext:value-type="string">
            <text:p>Prote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 pm – 6 am</text:p>
          </table:table-cell>
          <table:table-cell office:value-type="float" office:value="0.116224779056195" calcext:value-type="float">
            <text:p>0.116224779056195</text:p>
          </table:table-cell>
        </table:table-row>
        <table:table-row table:style-name="ro1">
          <table:table-cell office:value-type="string" calcext:value-type="string">
            <text:p>Protei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 pm – 6 am</text:p>
          </table:table-cell>
          <table:table-cell office:value-type="float" office:value="0.107542579075426" calcext:value-type="float">
            <text:p>0.107542579075426</text:p>
          </table:table-cell>
        </table:table-row>
        <table:table-row table:style-name="ro1">
          <table:table-cell office:value-type="string" calcext:value-type="string">
            <text:p>Al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 pm – 6 am</text:p>
          </table:table-cell>
          <table:table-cell office:value-type="float" office:value="0.3046875" calcext:value-type="float">
            <text:p>0.3046875</text:p>
          </table:table-cell>
        </table:table-row>
        <table:table-row table:style-name="ro1">
          <table:table-cell office:value-type="string" calcext:value-type="string">
            <text:p>Al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 pm – 6 am</text:p>
          </table:table-cell>
          <table:table-cell office:value-type="float" office:value="0.142738035684509" calcext:value-type="float">
            <text:p>0.142738035684509</text:p>
          </table:table-cell>
        </table:table-row>
        <table:table-row table:style-name="ro1">
          <table:table-cell office:value-type="string" calcext:value-type="string">
            <text:p>Al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 pm – 6 am</text:p>
          </table:table-cell>
          <table:table-cell office:value-type="float" office:value="0.142092457420925" calcext:value-type="float">
            <text:p>0.142092457420925</text:p>
          </table:table-cell>
        </table:table-row>
        <table:table-row table:style-name="ro1">
          <table:table-cell office:value-type="string" calcext:value-type="string">
            <text:p>Carbohydra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 noon – 2 pm</text:p>
          </table:table-cell>
          <table:table-cell office:value-type="float" office:value="0.420196042167561" calcext:value-type="float">
            <text:p>0.420196042167561</text:p>
          </table:table-cell>
        </table:table-row>
        <table:table-row table:style-name="ro1">
          <table:table-cell office:value-type="string" calcext:value-type="string">
            <text:p>Carbohydra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 noon – 2 pm</text:p>
          </table:table-cell>
          <table:table-cell office:value-type="float" office:value="0.472347242352582" calcext:value-type="float">
            <text:p>0.472347242352582</text:p>
          </table:table-cell>
        </table:table-row>
        <table:table-row table:style-name="ro1">
          <table:table-cell office:value-type="string" calcext:value-type="string">
            <text:p>Carbohydrat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2 noon – 2 pm</text:p>
          </table:table-cell>
          <table:table-cell office:value-type="float" office:value="0.461538461538462" calcext:value-type="float">
            <text:p>0.461538461538462</text:p>
          </table:table-cell>
        </table:table-row>
        <table:table-row table:style-name="ro1">
          <table:table-cell office:value-type="string" calcext:value-type="string">
            <text:p>F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 noon – 2 pm</text:p>
          </table:table-cell>
          <table:table-cell office:value-type="float" office:value="0.383206953948585" calcext:value-type="float">
            <text:p>0.383206953948585</text:p>
          </table:table-cell>
        </table:table-row>
        <table:table-row table:style-name="ro1">
          <table:table-cell office:value-type="string" calcext:value-type="string">
            <text:p>Fa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 noon – 2 pm</text:p>
          </table:table-cell>
          <table:table-cell office:value-type="float" office:value="0.355633534213136" calcext:value-type="float">
            <text:p>0.355633534213136</text:p>
          </table:table-cell>
        </table:table-row>
        <table:table-row table:style-name="ro1">
          <table:table-cell office:value-type="string" calcext:value-type="string">
            <text:p>Fa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2 noon – 2 pm</text:p>
          </table:table-cell>
          <table:table-cell office:value-type="float" office:value="0.357837656529517" calcext:value-type="float">
            <text:p>0.357837656529517</text:p>
          </table:table-cell>
        </table:table-row>
        <table:table-row table:style-name="ro1">
          <table:table-cell office:value-type="string" calcext:value-type="string">
            <text:p>Prote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 noon – 2 pm</text:p>
          </table:table-cell>
          <table:table-cell office:value-type="float" office:value="0.176068059922323" calcext:value-type="float">
            <text:p>0.176068059922323</text:p>
          </table:table-cell>
        </table:table-row>
        <table:table-row table:style-name="ro1">
          <table:table-cell office:value-type="string" calcext:value-type="string">
            <text:p>Prote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 noon – 2 pm</text:p>
          </table:table-cell>
          <table:table-cell office:value-type="float" office:value="0.165992829353879" calcext:value-type="float">
            <text:p>0.165992829353879</text:p>
          </table:table-cell>
        </table:table-row>
        <table:table-row table:style-name="ro1">
          <table:table-cell office:value-type="string" calcext:value-type="string">
            <text:p>Protei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2 noon – 2 pm</text:p>
          </table:table-cell>
          <table:table-cell office:value-type="float" office:value="0.17011404293381" calcext:value-type="float">
            <text:p>0.17011404293381</text:p>
          </table:table-cell>
        </table:table-row>
        <table:table-row table:style-name="ro1">
          <table:table-cell office:value-type="string" calcext:value-type="string">
            <text:p>Al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 noon – 2 pm</text:p>
          </table:table-cell>
          <table:table-cell office:value-type="float" office:value="0.0205289439615313" calcext:value-type="float">
            <text:p>0.020528943961531</text:p>
          </table:table-cell>
        </table:table-row>
        <table:table-row table:style-name="ro1">
          <table:table-cell office:value-type="string" calcext:value-type="string">
            <text:p>Al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 noon – 2 pm</text:p>
          </table:table-cell>
          <table:table-cell office:value-type="float" office:value="0.00602639408040281" calcext:value-type="float">
            <text:p>0.006026394080403</text:p>
          </table:table-cell>
        </table:table-row>
        <table:table-row table:style-name="ro1">
          <table:table-cell office:value-type="string" calcext:value-type="string">
            <text:p>Al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2 noon – 2 pm</text:p>
          </table:table-cell>
          <table:table-cell office:value-type="float" office:value="0.0105098389982111" calcext:value-type="float">
            <text:p>0.010509838998211</text:p>
          </table:table-cell>
        </table:table-row>
        <table:table-row table:style-name="ro1">
          <table:table-cell office:value-type="string" calcext:value-type="string">
            <text:p>Carbohydra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 pm – 5 pm</text:p>
          </table:table-cell>
          <table:table-cell office:value-type="float" office:value="0.420698359276399" calcext:value-type="float">
            <text:p>0.420698359276399</text:p>
          </table:table-cell>
        </table:table-row>
        <table:table-row table:style-name="ro1">
          <table:table-cell office:value-type="string" calcext:value-type="string">
            <text:p>Carbohydra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 pm – 5 pm</text:p>
          </table:table-cell>
          <table:table-cell office:value-type="float" office:value="0.486032004339572" calcext:value-type="float">
            <text:p>0.486032004339572</text:p>
          </table:table-cell>
        </table:table-row>
        <table:table-row table:style-name="ro1">
          <table:table-cell office:value-type="string" calcext:value-type="string">
            <text:p>Carbohydrat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 pm – 5 pm</text:p>
          </table:table-cell>
          <table:table-cell office:value-type="float" office:value="0.50343949044586" calcext:value-type="float">
            <text:p>0.50343949044586</text:p>
          </table:table-cell>
        </table:table-row>
        <table:table-row table:style-name="ro1">
          <table:table-cell office:value-type="string" calcext:value-type="string">
            <text:p>F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 pm – 5 pm</text:p>
          </table:table-cell>
          <table:table-cell office:value-type="float" office:value="0.358014303744215" calcext:value-type="float">
            <text:p>0.358014303744215</text:p>
          </table:table-cell>
        </table:table-row>
        <table:table-row table:style-name="ro1">
          <table:table-cell office:value-type="string" calcext:value-type="string">
            <text:p>Fa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 pm – 5 pm</text:p>
          </table:table-cell>
          <table:table-cell office:value-type="float" office:value="0.334508633939065" calcext:value-type="float">
            <text:p>0.334508633939065</text:p>
          </table:table-cell>
        </table:table-row>
        <table:table-row table:style-name="ro1">
          <table:table-cell office:value-type="string" calcext:value-type="string">
            <text:p>Fa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 pm – 5 pm</text:p>
          </table:table-cell>
          <table:table-cell office:value-type="float" office:value="0.325222929936306" calcext:value-type="float">
            <text:p>0.325222929936306</text:p>
          </table:table-cell>
        </table:table-row>
        <table:table-row table:style-name="ro1">
          <table:table-cell office:value-type="string" calcext:value-type="string">
            <text:p>Prote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 pm – 5 pm</text:p>
          </table:table-cell>
          <table:table-cell office:value-type="float" office:value="0.159129154396298" calcext:value-type="float">
            <text:p>0.159129154396298</text:p>
          </table:table-cell>
        </table:table-row>
        <table:table-row table:style-name="ro1">
          <table:table-cell office:value-type="string" calcext:value-type="string">
            <text:p>Prote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 pm – 5 pm</text:p>
          </table:table-cell>
          <table:table-cell office:value-type="float" office:value="0.155230087695507" calcext:value-type="float">
            <text:p>0.155230087695507</text:p>
          </table:table-cell>
        </table:table-row>
        <table:table-row table:style-name="ro1">
          <table:table-cell office:value-type="string" calcext:value-type="string">
            <text:p>Protei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 pm – 5 pm</text:p>
          </table:table-cell>
          <table:table-cell office:value-type="float" office:value="0.142929936305732" calcext:value-type="float">
            <text:p>0.142929936305732</text:p>
          </table:table-cell>
        </table:table-row>
        <table:table-row table:style-name="ro1">
          <table:table-cell office:value-type="string" calcext:value-type="string">
            <text:p>Al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 pm – 5 pm</text:p>
          </table:table-cell>
          <table:table-cell office:value-type="float" office:value="0.0621581825830879" calcext:value-type="float">
            <text:p>0.062158182583088</text:p>
          </table:table-cell>
        </table:table-row>
        <table:table-row table:style-name="ro1">
          <table:table-cell office:value-type="string" calcext:value-type="string">
            <text:p>Al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 pm – 5 pm</text:p>
          </table:table-cell>
          <table:table-cell office:value-type="float" office:value="0.0242292740258564" calcext:value-type="float">
            <text:p>0.024229274025857</text:p>
          </table:table-cell>
        </table:table-row>
        <table:table-row table:style-name="ro1">
          <table:table-cell office:value-type="string" calcext:value-type="string">
            <text:p>Al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 pm – 5 pm</text:p>
          </table:table-cell>
          <table:table-cell office:value-type="float" office:value="0.0284076433121019" calcext:value-type="float">
            <text:p>0.028407643312102</text:p>
          </table:table-cell>
        </table:table-row>
        <table:table-row table:style-name="ro1">
          <table:table-cell office:value-type="string" calcext:value-type="string">
            <text:p>Carbohydra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 pm – 8 pm</text:p>
          </table:table-cell>
          <table:table-cell office:value-type="float" office:value="0.384093446706175" calcext:value-type="float">
            <text:p>0.384093446706175</text:p>
          </table:table-cell>
        </table:table-row>
        <table:table-row table:style-name="ro1">
          <table:table-cell office:value-type="string" calcext:value-type="string">
            <text:p>Carbohydra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 pm – 8 pm</text:p>
          </table:table-cell>
          <table:table-cell office:value-type="float" office:value="0.441836941128869" calcext:value-type="float">
            <text:p>0.441836941128869</text:p>
          </table:table-cell>
        </table:table-row>
        <table:table-row table:style-name="ro1">
          <table:table-cell office:value-type="string" calcext:value-type="string">
            <text:p>Carbohydrat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5 pm – 8 pm</text:p>
          </table:table-cell>
          <table:table-cell office:value-type="float" office:value="0.424838532652286" calcext:value-type="float">
            <text:p>0.424838532652286</text:p>
          </table:table-cell>
        </table:table-row>
        <table:table-row table:style-name="ro1">
          <table:table-cell office:value-type="string" calcext:value-type="string">
            <text:p>F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 pm – 8 pm</text:p>
          </table:table-cell>
          <table:table-cell office:value-type="float" office:value="0.34797732543159" calcext:value-type="float">
            <text:p>0.34797732543159</text:p>
          </table:table-cell>
        </table:table-row>
        <table:table-row table:style-name="ro1">
          <table:table-cell office:value-type="string" calcext:value-type="string">
            <text:p>Fa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 pm – 8 pm</text:p>
          </table:table-cell>
          <table:table-cell office:value-type="float" office:value="0.33309730932632" calcext:value-type="float">
            <text:p>0.33309730932632</text:p>
          </table:table-cell>
        </table:table-row>
        <table:table-row table:style-name="ro1">
          <table:table-cell office:value-type="string" calcext:value-type="string">
            <text:p>Fa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5 pm – 8 pm</text:p>
          </table:table-cell>
          <table:table-cell office:value-type="float" office:value="0.337371775929756" calcext:value-type="float">
            <text:p>0.337371775929756</text:p>
          </table:table-cell>
        </table:table-row>
        <table:table-row table:style-name="ro1">
          <table:table-cell office:value-type="string" calcext:value-type="string">
            <text:p>Prote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 pm – 8 pm</text:p>
          </table:table-cell>
          <table:table-cell office:value-type="float" office:value="0.195654041054711" calcext:value-type="float">
            <text:p>0.195654041054711</text:p>
          </table:table-cell>
        </table:table-row>
        <table:table-row table:style-name="ro1">
          <table:table-cell office:value-type="string" calcext:value-type="string">
            <text:p>Prote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 pm – 8 pm</text:p>
          </table:table-cell>
          <table:table-cell office:value-type="float" office:value="0.18829658102367" calcext:value-type="float">
            <text:p>0.18829658102367</text:p>
          </table:table-cell>
        </table:table-row>
        <table:table-row table:style-name="ro1">
          <table:table-cell office:value-type="string" calcext:value-type="string">
            <text:p>Protei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5 pm – 8 pm</text:p>
          </table:table-cell>
          <table:table-cell office:value-type="float" office:value="0.198066613195998" calcext:value-type="float">
            <text:p>0.198066613195998</text:p>
          </table:table-cell>
        </table:table-row>
        <table:table-row table:style-name="ro1">
          <table:table-cell office:value-type="string" calcext:value-type="string">
            <text:p>Al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 pm – 8 pm</text:p>
          </table:table-cell>
          <table:table-cell office:value-type="float" office:value="0.0722751868075238" calcext:value-type="float">
            <text:p>0.072275186807524</text:p>
          </table:table-cell>
        </table:table-row>
        <table:table-row table:style-name="ro1">
          <table:table-cell office:value-type="string" calcext:value-type="string">
            <text:p>Al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 pm – 8 pm</text:p>
          </table:table-cell>
          <table:table-cell office:value-type="float" office:value="0.036769168521141" calcext:value-type="float">
            <text:p>0.036769168521141</text:p>
          </table:table-cell>
        </table:table-row>
        <table:table-row table:style-name="ro1">
          <table:table-cell office:value-type="string" calcext:value-type="string">
            <text:p>Al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5 pm – 8 pm</text:p>
          </table:table-cell>
          <table:table-cell office:value-type="float" office:value="0.0397230782219595" calcext:value-type="float">
            <text:p>0.03972307822196</text:p>
          </table:table-cell>
        </table:table-row>
        <table:table-row table:style-name="ro1">
          <table:table-cell office:value-type="string" calcext:value-type="string">
            <text:p>Carbohydra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 am – 9 am</text:p>
          </table:table-cell>
          <table:table-cell office:value-type="float" office:value="0.488646926039039" calcext:value-type="float">
            <text:p>0.488646926039039</text:p>
          </table:table-cell>
        </table:table-row>
        <table:table-row table:style-name="ro1">
          <table:table-cell office:value-type="string" calcext:value-type="string">
            <text:p>Carbohydra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 am – 9 am</text:p>
          </table:table-cell>
          <table:table-cell office:value-type="float" office:value="0.603570225665207" calcext:value-type="float">
            <text:p>0.603570225665207</text:p>
          </table:table-cell>
        </table:table-row>
        <table:table-row table:style-name="ro1">
          <table:table-cell office:value-type="string" calcext:value-type="string">
            <text:p>Carbohydrat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 am – 9 am</text:p>
          </table:table-cell>
          <table:table-cell office:value-type="float" office:value="0.652744886975242" calcext:value-type="float">
            <text:p>0.652744886975242</text:p>
          </table:table-cell>
        </table:table-row>
        <table:table-row table:style-name="ro1">
          <table:table-cell office:value-type="string" calcext:value-type="string">
            <text:p>F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 am – 9 am</text:p>
          </table:table-cell>
          <table:table-cell office:value-type="float" office:value="0.343911831098128" calcext:value-type="float">
            <text:p>0.343911831098128</text:p>
          </table:table-cell>
        </table:table-row>
        <table:table-row table:style-name="ro1">
          <table:table-cell office:value-type="string" calcext:value-type="string">
            <text:p>Fa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 am – 9 am</text:p>
          </table:table-cell>
          <table:table-cell office:value-type="float" office:value="0.261704277534523" calcext:value-type="float">
            <text:p>0.261704277534523</text:p>
          </table:table-cell>
        </table:table-row>
        <table:table-row table:style-name="ro1">
          <table:table-cell office:value-type="string" calcext:value-type="string">
            <text:p>Fa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 am – 9 am</text:p>
          </table:table-cell>
          <table:table-cell office:value-type="float" office:value="0.211087190527449" calcext:value-type="float">
            <text:p>0.211087190527449</text:p>
          </table:table-cell>
        </table:table-row>
        <table:table-row table:style-name="ro1">
          <table:table-cell office:value-type="string" calcext:value-type="string">
            <text:p>Prote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 am – 9 am</text:p>
          </table:table-cell>
          <table:table-cell office:value-type="float" office:value="0.162528216704289" calcext:value-type="float">
            <text:p>0.162528216704289</text:p>
          </table:table-cell>
        </table:table-row>
        <table:table-row table:style-name="ro1">
          <table:table-cell office:value-type="string" calcext:value-type="string">
            <text:p>Prote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 am – 9 am</text:p>
          </table:table-cell>
          <table:table-cell office:value-type="float" office:value="0.131694173122263" calcext:value-type="float">
            <text:p>0.131694173122263</text:p>
          </table:table-cell>
        </table:table-row>
        <table:table-row table:style-name="ro1">
          <table:table-cell office:value-type="string" calcext:value-type="string">
            <text:p>Protei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 am – 9 am</text:p>
          </table:table-cell>
          <table:table-cell office:value-type="float" office:value="0.133584499461787" calcext:value-type="float">
            <text:p>0.133584499461787</text:p>
          </table:table-cell>
        </table:table-row>
        <table:table-row table:style-name="ro1">
          <table:table-cell office:value-type="string" calcext:value-type="string">
            <text:p>Al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 am – 9 am</text:p>
          </table:table-cell>
          <table:table-cell office:value-type="float" office:value="0.00491302615854464" calcext:value-type="float">
            <text:p>0.004913026158545</text:p>
          </table:table-cell>
        </table:table-row>
        <table:table-row table:style-name="ro1">
          <table:table-cell office:value-type="string" calcext:value-type="string">
            <text:p>Al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 am – 9 am</text:p>
          </table:table-cell>
          <table:table-cell office:value-type="float" office:value="0.00303132367800607" calcext:value-type="float">
            <text:p>0.003031323678006</text:p>
          </table:table-cell>
        </table:table-row>
        <table:table-row table:style-name="ro1">
          <table:table-cell office:value-type="string" calcext:value-type="string">
            <text:p>Al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 am – 9 am</text:p>
          </table:table-cell>
          <table:table-cell office:value-type="float" office:value="0.00258342303552214" calcext:value-type="float">
            <text:p>0.002583423035522</text:p>
          </table:table-cell>
        </table:table-row>
        <table:table-row table:style-name="ro1">
          <table:table-cell office:value-type="string" calcext:value-type="string">
            <text:p>Carbohydra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 pm – 10 pm</text:p>
          </table:table-cell>
          <table:table-cell office:value-type="float" office:value="0.350540667606958" calcext:value-type="float">
            <text:p>0.350540667606958</text:p>
          </table:table-cell>
        </table:table-row>
        <table:table-row table:style-name="ro1">
          <table:table-cell office:value-type="string" calcext:value-type="string">
            <text:p>Carbohydra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 pm – 10 pm</text:p>
          </table:table-cell>
          <table:table-cell office:value-type="float" office:value="0.437206734750207" calcext:value-type="float">
            <text:p>0.437206734750207</text:p>
          </table:table-cell>
        </table:table-row>
        <table:table-row table:style-name="ro1">
          <table:table-cell office:value-type="string" calcext:value-type="string">
            <text:p>Carbohydrat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8 pm – 10 pm</text:p>
          </table:table-cell>
          <table:table-cell office:value-type="float" office:value="0.440827714485003" calcext:value-type="float">
            <text:p>0.440827714485003</text:p>
          </table:table-cell>
        </table:table-row>
        <table:table-row table:style-name="ro1">
          <table:table-cell office:value-type="string" calcext:value-type="string">
            <text:p>F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 pm – 10 pm</text:p>
          </table:table-cell>
          <table:table-cell office:value-type="float" office:value="0.309637987776211" calcext:value-type="float">
            <text:p>0.309637987776211</text:p>
          </table:table-cell>
        </table:table-row>
        <table:table-row table:style-name="ro1">
          <table:table-cell office:value-type="string" calcext:value-type="string">
            <text:p>Fa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 pm – 10 pm</text:p>
          </table:table-cell>
          <table:table-cell office:value-type="float" office:value="0.299567577514031" calcext:value-type="float">
            <text:p>0.299567577514031</text:p>
          </table:table-cell>
        </table:table-row>
        <table:table-row table:style-name="ro1">
          <table:table-cell office:value-type="string" calcext:value-type="string">
            <text:p>Fa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8 pm – 10 pm</text:p>
          </table:table-cell>
          <table:table-cell office:value-type="float" office:value="0.309695419669844" calcext:value-type="float">
            <text:p>0.309695419669844</text:p>
          </table:table-cell>
        </table:table-row>
        <table:table-row table:style-name="ro1">
          <table:table-cell office:value-type="string" calcext:value-type="string">
            <text:p>Prote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 pm – 10 pm</text:p>
          </table:table-cell>
          <table:table-cell office:value-type="float" office:value="0.148660084626234" calcext:value-type="float">
            <text:p>0.148660084626234</text:p>
          </table:table-cell>
        </table:table-row>
        <table:table-row table:style-name="ro1">
          <table:table-cell office:value-type="string" calcext:value-type="string">
            <text:p>Prote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 pm – 10 pm</text:p>
          </table:table-cell>
          <table:table-cell office:value-type="float" office:value="0.154844051890698" calcext:value-type="float">
            <text:p>0.154844051890698</text:p>
          </table:table-cell>
        </table:table-row>
        <table:table-row table:style-name="ro1">
          <table:table-cell office:value-type="string" calcext:value-type="string">
            <text:p>Protei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8 pm – 10 pm</text:p>
          </table:table-cell>
          <table:table-cell office:value-type="float" office:value="0.138339920948617" calcext:value-type="float">
            <text:p>0.138339920948617</text:p>
          </table:table-cell>
        </table:table-row>
        <table:table-row table:style-name="ro1">
          <table:table-cell office:value-type="string" calcext:value-type="string">
            <text:p>Al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 pm – 10 pm</text:p>
          </table:table-cell>
          <table:table-cell office:value-type="float" office:value="0.191161259990597" calcext:value-type="float">
            <text:p>0.191161259990597</text:p>
          </table:table-cell>
        </table:table-row>
        <table:table-row table:style-name="ro1">
          <table:table-cell office:value-type="string" calcext:value-type="string">
            <text:p>Al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 pm – 10 pm</text:p>
          </table:table-cell>
          <table:table-cell office:value-type="float" office:value="0.108381635845064" calcext:value-type="float">
            <text:p>0.108381635845064</text:p>
          </table:table-cell>
        </table:table-row>
        <table:table-row table:style-name="ro1">
          <table:table-cell office:value-type="string" calcext:value-type="string">
            <text:p>Al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8 pm – 10 pm</text:p>
          </table:table-cell>
          <table:table-cell office:value-type="float" office:value="0.111136944896536" calcext:value-type="float">
            <text:p>0.111136944896536</text:p>
          </table:table-cell>
        </table:table-row>
        <table:table-row table:style-name="ro1">
          <table:table-cell office:value-type="string" calcext:value-type="string">
            <text:p>Carbohydra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 am – 12 am</text:p>
          </table:table-cell>
          <table:table-cell office:value-type="float" office:value="0.46992745143927" calcext:value-type="float">
            <text:p>0.46992745143927</text:p>
          </table:table-cell>
        </table:table-row>
        <table:table-row table:style-name="ro1">
          <table:table-cell office:value-type="string" calcext:value-type="string">
            <text:p>Carbohydra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9 am – 12 am</text:p>
          </table:table-cell>
          <table:table-cell office:value-type="float" office:value="0.545510899886352" calcext:value-type="float">
            <text:p>0.545510899886352</text:p>
          </table:table-cell>
        </table:table-row>
        <table:table-row table:style-name="ro1">
          <table:table-cell office:value-type="string" calcext:value-type="string">
            <text:p>Carbohydrat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9 am – 12 am</text:p>
          </table:table-cell>
          <table:table-cell office:value-type="float" office:value="0.561629153269025" calcext:value-type="float">
            <text:p>0.561629153269025</text:p>
          </table:table-cell>
        </table:table-row>
        <table:table-row table:style-name="ro1">
          <table:table-cell office:value-type="string" calcext:value-type="string">
            <text:p>F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 am – 12 am</text:p>
          </table:table-cell>
          <table:table-cell office:value-type="float" office:value="0.363678914111865" calcext:value-type="float">
            <text:p>0.363678914111865</text:p>
          </table:table-cell>
        </table:table-row>
        <table:table-row table:style-name="ro1">
          <table:table-cell office:value-type="string" calcext:value-type="string">
            <text:p>Fa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9 am – 12 am</text:p>
          </table:table-cell>
          <table:table-cell office:value-type="float" office:value="0.309639425560492" calcext:value-type="float">
            <text:p>0.309639425560492</text:p>
          </table:table-cell>
        </table:table-row>
        <table:table-row table:style-name="ro1">
          <table:table-cell office:value-type="string" calcext:value-type="string">
            <text:p>Fa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9 am – 12 am</text:p>
          </table:table-cell>
          <table:table-cell office:value-type="float" office:value="0.302384780278671" calcext:value-type="float">
            <text:p>0.302384780278671</text:p>
          </table:table-cell>
        </table:table-row>
        <table:table-row table:style-name="ro1">
          <table:table-cell office:value-type="string" calcext:value-type="string">
            <text:p>Prote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 am – 12 am</text:p>
          </table:table-cell>
          <table:table-cell office:value-type="float" office:value="0.15714954364615" calcext:value-type="float">
            <text:p>0.15714954364615</text:p>
          </table:table-cell>
        </table:table-row>
        <table:table-row table:style-name="ro1">
          <table:table-cell office:value-type="string" calcext:value-type="string">
            <text:p>Prote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9 am – 12 am</text:p>
          </table:table-cell>
          <table:table-cell office:value-type="float" office:value="0.144023142886662" calcext:value-type="float">
            <text:p>0.144023142886662</text:p>
          </table:table-cell>
        </table:table-row>
        <table:table-row table:style-name="ro1">
          <table:table-cell office:value-type="string" calcext:value-type="string">
            <text:p>Protei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9 am – 12 am</text:p>
          </table:table-cell>
          <table:table-cell office:value-type="float" office:value="0.134378349410504" calcext:value-type="float">
            <text:p>0.134378349410504</text:p>
          </table:table-cell>
        </table:table-row>
        <table:table-row table:style-name="ro1">
          <table:table-cell office:value-type="string" calcext:value-type="string">
            <text:p>Al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 am – 12 am</text:p>
          </table:table-cell>
          <table:table-cell office:value-type="float" office:value="0.00924409080271471" calcext:value-type="float">
            <text:p>0.009244090802715</text:p>
          </table:table-cell>
        </table:table-row>
        <table:table-row table:style-name="ro1">
          <table:table-cell office:value-type="string" calcext:value-type="string">
            <text:p>Al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9 am – 12 am</text:p>
          </table:table-cell>
          <table:table-cell office:value-type="float" office:value="0.000826531666494462" calcext:value-type="float">
            <text:p>0.000826531666494</text:p>
          </table:table-cell>
        </table:table-row>
        <table:table-row table:style-name="ro1">
          <table:table-cell office:value-type="string" calcext:value-type="string">
            <text:p>Al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9 am – 12 am</text:p>
          </table:table-cell>
          <table:table-cell office:value-type="float" office:value="0.00160771704180065" calcext:value-type="float">
            <text:p>0.001607717041801</text:p>
          </table:table-cell>
        </table:table-row>
      </table:table>
      <table:named-expressions/>
      <table:database-ranges>
        <table:database-range table:name="__Anonymous_Sheet_DB__0" table:target-range-address="Sheet1.A1:Sheet1.D85" table:display-filter-buttons="tru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13T11:18:28.393775825</meta:creation-date>
    <dc:date>2018-08-13T11:39:24.406891509</dc:date>
    <meta:editing-duration>PT20M52S</meta:editing-duration>
    <meta:editing-cycles>10</meta:editing-cycles>
    <meta:generator>LibreOffice/6.0.3.2$Linux_X86_64 LibreOffice_project/00m0$Build-2</meta:generator>
    <meta:document-statistic meta:table-count="1" meta:cell-count="340" meta:object-count="0"/>
  </office:meta>
</office:document-meta>
</file>